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laude.gui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office:value-type="float" office:value="3932" calcext:value-type="float">
            <text:p>39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5" calcext:value-type="float">
            <text:p>1705</text:p>
          </table:table-cell>
          <table:table-cell table:formula="of:=MIN([.E3:.E10])" office:value-type="float" office:value="1705" calcext:value-type="float">
            <text:p>1705</text:p>
          </table:table-cell>
          <table:table-cell table:formula="of:=AVERAGE([.F3:.F50])"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81" calcext:value-type="float">
            <text:p>2081</text:p>
          </table:table-cell>
          <table:table-cell/>
          <table:table-cell table:formula="of:=MIN([.F3:.F43])" office:value-type="float" office:value="1481" calcext:value-type="float">
            <text:p>14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364" calcext:value-type="float">
            <text:p>2364</text:p>
          </table:table-cell>
          <table:table-cell/>
          <table:table-cell table:formula="of:=COUNT([.E3:.E50])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15" calcext:value-type="float">
            <text:p>3315</text:p>
          </table:table-cell>
          <table:table-cell/>
          <table:table-cell table:formula="of:=COUNT([.F3:.F50]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5170" calcext:value-type="float">
            <text:p>51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24" calcext:value-type="float">
            <text:p>34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76" calcext:value-type="float">
            <text:p>33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3" calcext:value-type="float">
            <text:p>2953</text:p>
          </table:table-cell>
          <table:table-cell table:formula="of:=MIN([.E12:.E18])" office:value-type="float" office:value="2953" calcext:value-type="float">
            <text:p>29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910" calcext:value-type="float">
            <text:p>39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858" calcext:value-type="float">
            <text:p>38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354" calcext:value-type="float">
            <text:p>43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207" calcext:value-type="float">
            <text:p>420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485" calcext:value-type="float">
            <text:p>44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04" calcext:value-type="float">
            <text:p>1804</text:p>
          </table:table-cell>
          <table:table-cell table:formula="of:=MIN([.E20:.E28])" office:value-type="float" office:value="1481" calcext:value-type="float">
            <text:p>14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888" calcext:value-type="float">
            <text:p>48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37" calcext:value-type="float">
            <text:p>33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24" calcext:value-type="float">
            <text:p>21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48" calcext:value-type="float">
            <text:p>2948</text:p>
          </table:table-cell>
          <table:table-cell table:number-columns-repeated="11"/>
          <table:table-cell table:style-name="ce1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089" calcext:value-type="float">
            <text:p>4089</text:p>
          </table:table-cell>
          <table:table-cell table:number-columns-repeated="11"/>
          <table:table-cell table:style-name="ce1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481" calcext:value-type="float">
            <text:p>1481</text:p>
          </table:table-cell>
          <table:table-cell table:number-columns-repeated="11"/>
          <table:table-cell table:style-name="ce1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1"/>
          <table:table-cell table:style-name="ce1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43" calcext:value-type="float">
            <text:p>3043</text:p>
          </table:table-cell>
          <table:table-cell table:number-columns-repeated="11"/>
          <table:table-cell table:style-name="ce1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13"/>
          <table:table-cell table:style-name="ce1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813" calcext:value-type="float">
            <text:p>3813</text:p>
          </table:table-cell>
          <table:table-cell table:formula="of:=MIN([.E30:.E33])" office:value-type="float" office:value="1824" calcext:value-type="float">
            <text:p>18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24" calcext:value-type="float">
            <text:p>18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26" calcext:value-type="float">
            <text:p>34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004" calcext:value-type="float">
            <text:p>40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77" calcext:value-type="float">
            <text:p>1777</text:p>
          </table:table-cell>
          <table:table-cell table:formula="of:=MIN([.E35:.E42])" office:value-type="float" office:value="1777" calcext:value-type="float">
            <text:p>1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99" calcext:value-type="float">
            <text:p>32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114" calcext:value-type="float">
            <text:p>21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330" calcext:value-type="float">
            <text:p>43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207" calcext:value-type="float">
            <text:p>420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45" calcext:value-type="float">
            <text:p>30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48" calcext:value-type="float">
            <text:p>30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44" calcext:value-type="float">
            <text:p>304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564" calcext:value-type="float">
            <text:p>1564</text:p>
          </table:table-cell>
          <table:table-cell table:formula="of:=MIN([.E44:.E50])" office:value-type="float" office:value="1564" calcext:value-type="float">
            <text:p>15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26" calcext:value-type="float">
            <text:p>18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20" calcext:value-type="float">
            <text:p>32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485" calcext:value-type="float">
            <text:p>44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342" calcext:value-type="float">
            <text:p>434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49" calcext:value-type="float">
            <text:p>3449</text:p>
          </table:table-cell>
          <table:table-cell table:number-columns-repeated="12"/>
        </table:table-row>
      </table:table>
      <table:table table:name="claude.unguided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76" calcext:value-type="float">
            <text:p>3276</text:p>
          </table:table-cell>
          <table:table-cell table:formula="of:=MIN([.E3:.E9])" office:value-type="float" office:value="2250" calcext:value-type="float">
            <text:p>2250</text:p>
          </table:table-cell>
          <table:table-cell table:formula="of:=AVERAGE([.F3:.F50])" office:value-type="float" office:value="2535.66666666667" calcext:value-type="float">
            <text:p>2535.66666666667</text:p>
          </table:table-cell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978" calcext:value-type="float">
            <text:p>4978</text:p>
          </table:table-cell>
          <table:table-cell/>
          <table:table-cell table:formula="of:=MIN([.F3:.F43])" office:value-type="float" office:value="1829" calcext:value-type="float">
            <text:p>1829</text:p>
          </table:table-cell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250" calcext:value-type="float">
            <text:p>2250</text:p>
          </table:table-cell>
          <table:table-cell/>
          <table:table-cell table:formula="of:=COUNT([.E3:.E50]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table:formula="of:=COUNT([.F3:.F5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45" calcext:value-type="float">
            <text:p>25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74" calcext:value-type="float">
            <text:p>26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50" calcext:value-type="float">
            <text:p>3050</text:p>
          </table:table-cell>
          <table:table-cell table:formula="of:=MIN([.E11:.E15])" office:value-type="float" office:value="2556" calcext:value-type="float">
            <text:p>25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754" calcext:value-type="float">
            <text:p>27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1" calcext:value-type="float">
            <text:p>2951</text:p>
          </table:table-cell>
          <table:table-cell table:formula="of:=MIN([.E17:.E23])" office:value-type="float" office:value="2935" calcext:value-type="float">
            <text:p>29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724" calcext:value-type="float">
            <text:p>37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53" calcext:value-type="float">
            <text:p>31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7" calcext:value-type="float">
            <text:p>2957</text:p>
          </table:table-cell>
          <table:table-cell table:formula="of:=MIN([.E25])" office:value-type="float" office:value="2957" calcext:value-type="float">
            <text:p>29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29" calcext:value-type="float">
            <text:p>1829</text:p>
          </table:table-cell>
          <table:table-cell table:formula="of:=MIN([.E27:.E34])" office:value-type="float" office:value="1829" calcext:value-type="float">
            <text:p>18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972" calcext:value-type="float">
            <text:p>49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778" calcext:value-type="float">
            <text:p>37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249" calcext:value-type="float">
            <text:p>42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999" calcext:value-type="float">
            <text:p>4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5" calcext:value-type="float">
            <text:p>2955</text:p>
          </table:table-cell>
          <table:table-cell table:formula="of:=MIN([.E36:.E44])" office:value-type="float" office:value="2687" calcext:value-type="float">
            <text:p>26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687" calcext:value-type="float">
            <text:p>2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4290" calcext:value-type="float">
            <text:p>42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906" calcext:value-type="float">
            <text:p>39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959" calcext:value-type="float">
            <text:p>3959</text:p>
          </table:table-cell>
          <table:table-cell table:number-columns-repeated="2"/>
        </table:table-row>
      </table:table>
      <table:table table:name="gpt4o.guided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float" office:value="3961" calcext:value-type="float">
            <text:p>39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14" calcext:value-type="float">
            <text:p>3114</text:p>
          </table:table-cell>
          <table:table-cell table:formula="of:=MIN([.E3:.E11])" office:value-type="float" office:value="2926" calcext:value-type="float">
            <text:p>2926</text:p>
          </table:table-cell>
          <table:table-cell table:formula="of:=AVERAGE([.F3:.F55])" office:value-type="float" office:value="1861.83333333333" calcext:value-type="float">
            <text:p>1861.83333333333</text:p>
          </table:table-cell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41" calcext:value-type="float">
            <text:p>2941</text:p>
          </table:table-cell>
          <table:table-cell/>
          <table:table-cell table:formula="of:=MIN([.F3:.F45])"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26" calcext:value-type="float">
            <text:p>2926</text:p>
          </table:table-cell>
          <table:table-cell/>
          <table:table-cell table:formula="of:=COUNT([.E3:.E55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39" calcext:value-type="float">
            <text:p>3339</text:p>
          </table:table-cell>
          <table:table-cell/>
          <table:table-cell table:formula="of:=COUNT([.F3:.F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10" calcext:value-type="float">
            <text:p>33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08" calcext:value-type="float">
            <text:p>3208</text:p>
          </table:table-cell>
          <table:table-cell table:formula="of:=MIN([.E13:.E18])" office:value-type="float" office:value="1633" calcext:value-type="float">
            <text:p>16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33" calcext:value-type="float">
            <text:p>16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19" calcext:value-type="float">
            <text:p>17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66" calcext:value-type="float">
            <text:p>3266</text:p>
          </table:table-cell>
          <table:table-cell table:formula="of:=MIN([.E20:.E27])" office:value-type="float" office:value="1669" calcext:value-type="float">
            <text:p>16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4" calcext:value-type="float">
            <text:p>29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69" calcext:value-type="float">
            <text:p>3269</text:p>
          </table:table-cell>
          <table:table-cell table:formula="of:=MIN([.E29:.E34])" office:value-type="float" office:value="1638" calcext:value-type="float">
            <text:p>16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4" calcext:value-type="float">
            <text:p>17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48" calcext:value-type="float">
            <text:p>3248</text:p>
          </table:table-cell>
          <table:table-cell table:formula="of:=MIN([.E36:.E44])" office:value-type="float" office:value="1666" calcext:value-type="float">
            <text:p>1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2" calcext:value-type="float">
            <text:p>1682</text:p>
          </table:table-cell>
          <table:table-cell table:formula="of:=MIN([.E46:.E53])" office:value-type="float" office:value="1639" calcext:value-type="float">
            <text:p>1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39" calcext:value-type="float">
            <text:p>1639</text:p>
          </table:table-cell>
          <table:table-cell table:number-columns-repeated="2"/>
        </table:table-row>
      </table:table>
      <table:table table:name="gpt4o.unguided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float" office:value="4089" calcext:value-type="float">
            <text:p>40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38" calcext:value-type="float">
            <text:p>3338</text:p>
          </table:table-cell>
          <table:table-cell table:formula="of:=MIN([.E3:.E10])" office:value-type="float" office:value="1666" calcext:value-type="float">
            <text:p>1666</text:p>
          </table:table-cell>
          <table:table-cell table:formula="of:=AVERAGE([.F3:.F55])" office:value-type="float" office:value="2094.33333333333" calcext:value-type="float">
            <text:p>2094.33333333333</text:p>
          </table:table-cell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11" calcext:value-type="float">
            <text:p>3011</text:p>
          </table:table-cell>
          <table:table-cell/>
          <table:table-cell table:formula="of:=MIN([.F3:.F45])"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8" calcext:value-type="float">
            <text:p>1668</text:p>
          </table:table-cell>
          <table:table-cell/>
          <table:table-cell table:formula="of:=COUNT([.E3:.E55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31" calcext:value-type="float">
            <text:p>1731</text:p>
          </table:table-cell>
          <table:table-cell/>
          <table:table-cell table:formula="of:=COUNT([.F3:.F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59" calcext:value-type="float">
            <text:p>3259</text:p>
          </table:table-cell>
          <table:table-cell table:formula="of:=MIN([.E12:.E19])" office:value-type="float" office:value="1650" calcext:value-type="float">
            <text:p>16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2" calcext:value-type="float">
            <text:p>16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93" calcext:value-type="float">
            <text:p>16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704" calcext:value-type="float">
            <text:p>17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45" calcext:value-type="float">
            <text:p>3345</text:p>
          </table:table-cell>
          <table:table-cell table:formula="of:=MIN([.E21:.E28])" office:value-type="float" office:value="1640" calcext:value-type="float">
            <text:p>16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73" calcext:value-type="float">
            <text:p>32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0" calcext:value-type="float">
            <text:p>2950</text:p>
          </table:table-cell>
          <table:table-cell table:formula="of:=MIN([.E30:.E37])" office:value-type="float" office:value="2882" calcext:value-type="float">
            <text:p>28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1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6" calcext:value-type="float">
            <text:p>2956</text:p>
          </table:table-cell>
          <table:table-cell table:formula="of:=MIN([.E39:.E45])" office:value-type="float" office:value="1823" calcext:value-type="float">
            <text:p>18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887" calcext:value-type="float">
            <text:p>28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10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matrix2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MIN([.E47:.E54])" office:value-type="float" office:value="2905" calcext:value-type="float">
            <text:p>29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matrix3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4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42" calcext:value-type="float">
            <text:p>29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5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6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7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106" calcext:value-type="float">
            <text:p>3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8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matrix9.cc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3009" calcext:value-type="float">
            <text:p>30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53:56.442631324</meta:creation-date>
    <dc:date>2024-12-13T12:17:39.383429970</dc:date>
    <meta:editing-duration>PT3H9M8S</meta:editing-duration>
    <meta:editing-cycles>5</meta:editing-cycles>
    <meta:generator>LibreOffice/7.4.7.2$Linux_X86_64 LibreOffice_project/40$Build-2</meta:generator>
    <meta:document-statistic meta:table-count="4" meta:cell-count="583" meta:object-count="0"/>
  </office:meta>
</office:document-meta>
</file>